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4.383cm"/>
    </style:style>
    <style:style style:name="Table1.B" style:family="table-column">
      <style:table-column-properties style:column-width="5.495cm"/>
    </style:style>
    <style:style style:name="Table1.C" style:family="table-column">
      <style:table-column-properties style:column-width="7.123cm"/>
    </style:style>
    <style:style style:name="Table1.A1" style:family="table-cell">
      <style:table-cell-properties style:vertical-align="middle" fo:padding-left="0cm" fo:padding-right="0cm" fo:padding-top="0cm" fo:padding-bottom="0.265cm" fo:border-left="none" fo:border-right="none" fo:border-top="none" fo:border-bottom="0.75pt solid #ffffff"/>
    </style:style>
    <style:style style:name="P1"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2"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3"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style:font-name-asian="Liberation Serif" loext:padding="0cm" loext:border="none"/>
    </style:style>
    <style:style style:name="P6" style:family="paragraph" style:parent-style-name="Text_20_body">
      <style:paragraph-properties fo:margin-left="0cm" fo:margin-right="0cm" fo:margin-top="0.423cm" fo:margin-bottom="0.423cm" style:contextual-spacing="false" fo:orphans="2" fo:widows="2" fo:text-indent="0cm" style:auto-text-indent="false"/>
    </style:style>
    <style:style style:name="P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9" style:family="paragraph" style:parent-style-name="Horizontal_20_Line">
      <style:paragraph-properties fo:orphans="2" fo:widows="2" fo:text-indent="0cm" style:auto-text-indent="false"/>
      <style:text-properties fo:color="#ffffff" loext:opacity="100%" style:font-name="Liberation Serif" style:font-name-asian="Liberation Serif"/>
    </style:style>
    <style:style style:name="P10"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5pt" fo:letter-spacing="normal" fo:font-style="normal" fo:font-weight="bold" style:font-name-asian="Liberation Serif" loext:padding="0cm" loext:border="none"/>
    </style:style>
    <style:style style:name="P1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2"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3" style:family="paragraph" style:parent-style-name="Text_20_body" style:list-style-name="L4">
      <style:paragraph-properties fo:margin-left="0cm" fo:margin-right="0cm" fo:margin-top="0cm" fo:margin-bottom="0.212cm" style:contextual-spacing="false" fo:orphans="2" fo:widows="2" fo:text-indent="0cm" style:auto-text-indent="false" fo:padding="0cm" fo:border="none"/>
    </style:style>
    <style:style style:name="P14"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5pt" fo:letter-spacing="normal" fo:font-style="normal" fo:font-weight="normal" style:font-name-asian="Liberation Serif" loext:padding="0cm" loext:border="none"/>
    </style:style>
    <style:style style:name="P15"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style:font-name-asian="Liberation Serif" loext:padding="0cm" loext:border="none"/>
    </style:style>
    <style:style style:name="P16"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ffffff" loext:opacity="100%" style:font-name="Liberation Serif" fo:font-size="11.25pt" fo:font-style="normal" fo:font-weight="bold" style:font-name-asian="Liberation Serif"/>
    </style:style>
    <style:style style:name="P17" style:family="paragraph" style:parent-style-name="Table_20_Contents">
      <style:paragraph-properties fo:margin-left="0cm" fo:margin-right="0cm" style:line-height-at-least="0.661cm" fo:text-indent="0cm" style:auto-text-indent="false"/>
    </style:style>
    <style:style style:name="P18"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style>
    <style:style style:name="P20"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21"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style:font-name-asian="Liberation Serif" loext:padding="0cm" loext:border="none"/>
    </style:style>
    <style:style style:name="P22" style:family="paragraph" style:parent-style-name="Standard">
      <style:text-properties fo:color="#ffffff" loext:opacity="100%" style:font-name="Liberation Serif" style:font-name-asian="Liberation Serif"/>
    </style:style>
    <style:style style:name="P23" style:family="paragraph" style:parent-style-name="Standard">
      <style:paragraph-properties fo:break-before="page"/>
      <style:text-properties style:font-name="Liberation Serif" style:font-name-asian="Liberation Serif"/>
    </style:style>
    <style:style style:name="P24"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25"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26" style:family="paragraph" style:parent-style-name="Text_20_body">
      <style:paragraph-properties fo:margin-left="1.164cm" fo:margin-right="1.164cm" fo:margin-top="0.318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27" style:family="paragraph" style:parent-style-name="Text_20_body">
      <style:paragraph-properties fo:margin-left="1.164cm" fo:margin-right="1.164cm" fo:margin-top="0cm" fo:margin-bottom="0.423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28" style:family="paragraph" style:parent-style-name="Horizontal_20_Line">
      <style:paragraph-properties fo:margin-left="1.164cm" fo:margin-right="1.164cm" fo:margin-top="0cm" fo:margin-bottom="0.635cm" style:contextual-spacing="false" fo:orphans="2" fo:widows="2" fo:text-indent="0cm" style:auto-text-indent="false"/>
      <style:text-properties style:font-name="Liberation Serif" style:font-name-asian="Liberation Serif"/>
    </style:style>
    <style:style style:name="P29"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style>
    <style:style style:name="P30" style:family="paragraph" style:parent-style-name="Text_20_body">
      <style:paragraph-properties fo:margin-left="1.164cm" fo:margin-right="1.164cm" fo:margin-top="0.423cm" fo:margin-bottom="0.423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style:font-name-asian="Liberation Serif" loext:padding="0cm" loext:border="none"/>
    </style:style>
    <style:style style:name="P31" style:family="paragraph" style:parent-style-name="Heading_20_4">
      <style:paragraph-properties fo:margin-left="1.164cm" fo:margin-right="1.164cm" fo:margin-top="0.423cm" fo:margin-bottom="0.423cm" style:contextual-spacing="false" style:line-height-at-least="0.741cm" fo:orphans="2" fo:widows="2" fo:text-indent="0cm" style:auto-text-indent="false"/>
    </style:style>
    <style:style style:name="P32" style:family="paragraph" style:parent-style-name="Text_20_body">
      <style:paragraph-properties fo:margin-left="1.164cm" fo:margin-right="1.164cm" fo:margin-top="0.423cm" fo:margin-bottom="0.423cm" style:contextual-spacing="false" fo:orphans="2" fo:widows="2" fo:text-indent="0cm" style:auto-text-indent="false"/>
    </style:style>
    <style:style style:name="P33" style:family="paragraph" style:parent-style-name="Text_20_body" style:list-style-name="L7">
      <style:paragraph-properties fo:margin-left="1.164cm" fo:margin-right="1.164cm" fo:margin-top="0cm" fo:margin-bottom="0cm" style:contextual-spacing="false" fo:orphans="2" fo:widows="2" fo:text-indent="0cm" style:auto-text-indent="false" fo:padding="0cm" fo:border="none"/>
    </style:style>
    <style:style style:name="P34" style:family="paragraph" style:parent-style-name="Text_20_body" style:list-style-name="L7">
      <style:paragraph-properties fo:margin-left="1.164cm" fo:margin-right="1.164cm" fo:margin-top="0cm" fo:margin-bottom="0.212cm" style:contextual-spacing="false" fo:orphans="2" fo:widows="2" fo:text-indent="0cm" style:auto-text-indent="false" fo:padding="0cm" fo:border="none"/>
    </style:style>
    <style:style style:name="P35" style:family="paragraph" style:parent-style-name="Text_20_body" style:list-style-name="L8">
      <style:paragraph-properties fo:margin-left="1.164cm" fo:margin-right="1.164cm" fo:margin-top="0cm" fo:margin-bottom="0cm" style:contextual-spacing="false" fo:orphans="2" fo:widows="2" fo:text-indent="0cm" style:auto-text-indent="false" fo:padding="0cm" fo:border="none"/>
    </style:style>
    <style:style style:name="P36" style:family="paragraph" style:parent-style-name="Text_20_body" style:list-style-name="L9">
      <style:paragraph-properties fo:margin-left="1.164cm" fo:margin-right="1.164cm" fo:margin-top="0cm" fo:margin-bottom="0cm" style:contextual-spacing="false" fo:orphans="2" fo:widows="2" fo:text-indent="0cm" style:auto-text-indent="false" fo:padding="0cm" fo:border="none"/>
    </style:style>
    <style:style style:name="P37" style:family="paragraph" style:parent-style-name="Text_20_body" style:list-style-name="L9">
      <style:paragraph-properties fo:margin-left="1.164cm" fo:margin-right="1.164cm" fo:margin-top="0cm" fo:margin-bottom="0.212cm" style:contextual-spacing="false" fo:orphans="2" fo:widows="2" fo:text-indent="0cm" style:auto-text-indent="false" fo:padding="0cm" fo:border="none"/>
    </style:style>
    <style:style style:name="P38" style:family="paragraph" style:parent-style-name="Horizontal_20_Line">
      <style:paragraph-properties fo:margin-left="1.164cm" fo:margin-right="1.164cm" fo:margin-top="0cm" fo:margin-bottom="0.635cm" style:contextual-spacing="false" fo:orphans="2" fo:widows="2" fo:text-indent="0cm" style:auto-text-indent="false"/>
      <style:text-properties fo:color="#ffffff" loext:opacity="100%" style:font-name="Liberation Serif" style:font-name-asian="Liberation Serif"/>
    </style:style>
    <style:style style:name="P39" style:family="paragraph" style:parent-style-name="Text_20_body">
      <style:paragraph-properties fo:margin-left="1.164cm" fo:margin-right="1.164cm" fo:margin-top="0.423cm" fo:margin-bottom="0cm" style:contextual-spacing="false" fo:orphans="2" fo:widows="2" fo:text-indent="0cm" style:auto-text-indent="false"/>
    </style:style>
    <style:style style:name="P40"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fo:background-color="transparent" style:font-name-asian="Liberation Serif"/>
    </style:style>
    <style:style style:name="P41" style:family="paragraph" style:parent-style-name="Standard">
      <style:text-properties style:font-name="Liberation Serif" style:font-name-asian="Liberation Serif"/>
    </style:style>
    <style:style style:name="P42" style:family="paragraph" style:parent-style-name="reddit">
      <style:paragraph-properties fo:break-before="page"/>
    </style:style>
    <style:style style:name="P43" style:family="paragraph" style:parent-style-name="Text_20_body">
      <style:paragraph-properties fo:margin-left="1.164cm" fo:margin-right="1.164cm" fo:margin-top="0.318cm" fo:margin-bottom="0.106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44" style:family="paragraph" style:parent-style-name="Text_20_body" style:list-style-name="L10">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45" style:family="paragraph" style:parent-style-name="Text_20_body" style:list-style-name="L11">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P46" style:family="paragraph" style:parent-style-name="Text_20_body" style:list-style-name="L12">
      <style:paragraph-properties fo:margin-left="1.164cm" fo:margin-right="1.164cm" fo:margin-top="0cm" fo:margin-bottom="0cm" style:contextual-spacing="false" fo:orphans="2" fo:widows="2" fo:text-indent="0cm" style:auto-text-indent="false" fo:padding="0cm" fo:border="none"/>
    </style:style>
    <style:style style:name="P47" style:family="paragraph" style:parent-style-name="Text_20_body" style:list-style-name="L12">
      <style:paragraph-properties fo:margin-left="1.164cm" fo:margin-right="1.164cm" fo:margin-top="0cm" fo:margin-bottom="0.212cm" style:contextual-spacing="false" fo:orphans="2" fo:widows="2" fo:text-indent="0cm" style:auto-text-indent="false" fo:padding="0cm" fo:border="none"/>
    </style:style>
    <style:style style:name="P48" style:family="paragraph" style:parent-style-name="Text_20_body" style:list-style-name="L13">
      <style:paragraph-properties fo:margin-left="1.164cm" fo:margin-right="1.164cm" fo:margin-top="0cm" fo:margin-bottom="0cm" style:contextual-spacing="false" fo:orphans="2" fo:widows="2" fo:text-indent="0cm" style:auto-text-indent="false" fo:padding="0cm" fo:border="none"/>
    </style:style>
    <style:style style:name="P49" style:family="paragraph" style:parent-style-name="Text_20_body" style:list-style-name="L13">
      <style:paragraph-properties fo:margin-left="1.164cm" fo:margin-right="1.164cm" fo:margin-top="0cm" fo:margin-bottom="0.212cm" style:contextual-spacing="false" fo:orphans="2" fo:widows="2" fo:text-indent="0cm" style:auto-text-indent="false" fo:padding="0cm" fo:border="none"/>
    </style:style>
    <style:style style:name="P50" style:family="paragraph" style:parent-style-name="Text_20_body" style:list-style-name="L14">
      <style:paragraph-properties fo:margin-left="1.164cm" fo:margin-right="1.164cm" fo:margin-top="0cm" fo:margin-bottom="0cm" style:contextual-spacing="false" fo:orphans="2" fo:widows="2" fo:text-indent="0cm" style:auto-text-indent="false" fo:padding="0cm" fo:border="none"/>
    </style:style>
    <style:style style:name="P51"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fo:background-color="transparent" style:font-name-asian="Liberation Serif"/>
    </style:style>
    <style:style style:name="P52" style:family="paragraph" style:parent-style-name="Horizontal_20_Line">
      <style:paragraph-properties fo:orphans="2" fo:widows="2" fo:text-indent="0cm" style:auto-text-indent="false"/>
      <style:text-properties style:font-name="Liberation Serif" style:font-name-asian="Liberation Serif"/>
    </style:style>
    <style:style style:name="P53" style:family="paragraph" style:parent-style-name="Heading_20_3">
      <style:paragraph-properties fo:margin-left="0cm" fo:margin-right="0cm" fo:margin-top="0.847cm" fo:margin-bottom="0.423cm" style:contextual-spacing="false" style:line-height-at-least="0.794cm" fo:orphans="2" fo:widows="2" fo:text-indent="0cm" style:auto-text-indent="false"/>
    </style:style>
    <style:style style:name="P54" style:family="paragraph" style:parent-style-name="Heading_20_4">
      <style:paragraph-properties fo:margin-left="0cm" fo:margin-right="0cm" fo:margin-top="0.423cm" fo:margin-bottom="0.423cm" style:contextual-spacing="false" style:line-height-at-least="0.741cm" fo:orphans="2" fo:widows="2" fo:text-indent="0cm" style:auto-text-indent="false"/>
    </style:style>
    <style:style style:name="P55"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56" style:family="paragraph" style:parent-style-name="Text_20_body" style:list-style-name="L15">
      <style:paragraph-properties fo:margin-left="0cm" fo:margin-right="0cm" fo:margin-top="0cm" fo:margin-bottom="0.212cm" style:contextual-spacing="false" fo:orphans="2" fo:widows="2" fo:text-indent="0cm" style:auto-text-indent="false" fo:padding="0cm" fo:border="none"/>
    </style:style>
    <style:style style:name="P57"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58"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59" style:family="paragraph" style:parent-style-name="Text_20_body" style:list-style-name="L17">
      <style:paragraph-properties fo:margin-left="0cm" fo:margin-right="0cm" fo:margin-top="0cm" fo:margin-bottom="0.212cm" style:contextual-spacing="false" fo:orphans="2" fo:widows="2" fo:text-indent="0cm" style:auto-text-indent="false" fo:padding="0cm" fo:border="none"/>
    </style:style>
    <style:style style:name="P60"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style>
    <style:style style:name="P61"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style>
    <style:style style:name="P62"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style:font-name-asian="Liberation Serif"/>
    </style:style>
    <style:style style:name="T1" style:family="text">
      <style:text-properties fo:font-size="15pt" fo:font-weight="bold"/>
    </style:style>
    <style:style style:name="T2" style:family="text">
      <style:text-properties fo:font-variant="normal" fo:text-transform="none" fo:color="#ffffff" loext:opacity="100%" style:font-name="Liberation Serif" fo:font-size="10.5pt" fo:letter-spacing="normal" fo:font-style="normal" fo:font-weight="bold" style:font-name-asian="Liberation Serif" loext:padding="0cm" loext:border="none"/>
    </style:style>
    <style:style style:name="T3" style:family="text">
      <style:text-properties fo:font-variant="normal" fo:text-transform="none" fo:color="#ffffff" loext:opacity="100%" style:font-name="Liberation Serif" fo:font-size="10.5pt" fo:letter-spacing="normal" fo:font-style="normal" fo:font-weight="normal" style:font-name-asian="Liberation Serif" loext:padding="0cm" loext:border="none"/>
    </style:style>
    <style:style style:name="T4" style:family="text">
      <style:text-properties fo:font-variant="normal" fo:text-transform="none" fo:color="#ffffff" loext:opacity="100%" style:font-name="Liberation Serif" fo:font-size="11.25pt" fo:font-style="normal" fo:font-weight="bold" style:font-name-asian="Liberation Serif"/>
    </style:style>
    <style:style style:name="T5" style:family="text">
      <style:text-properties fo:font-variant="normal" fo:text-transform="none" fo:color="#ffffff" loext:opacity="100%" style:font-name="Liberation Serif" style:font-name-asian="Liberation Serif"/>
    </style:style>
    <style:style style:name="T6" style:family="text">
      <style:text-properties fo:font-variant="normal" fo:text-transform="none" fo:color="#ffffff" loext:opacity="100%" style:font-name="Liberation Serif" fo:font-size="11.25pt" fo:font-style="normal" fo:font-weight="normal" style:font-name-asian="Liberation Serif"/>
    </style:style>
    <style:style style:name="T7" style:family="text">
      <style:text-properties fo:font-variant="normal" fo:text-transform="none" fo:color="#ffffff" loext:opacity="100%" style:font-name="Liberation Serif" fo:font-size="15pt" fo:letter-spacing="normal" fo:font-style="normal" fo:font-weight="bold" style:font-name-asian="Liberation Serif" loext:padding="0cm" loext:border="none"/>
    </style:style>
    <style:style style:name="T8" style:family="text">
      <style:text-properties fo:font-variant="normal" fo:text-transform="none" fo:color="#ffffff" loext:opacity="100%" style:font-name="Liberation Serif" fo:font-size="12pt" fo:letter-spacing="normal" fo:font-style="normal" fo:font-weight="bold" style:font-name-asian="Liberation Serif" loext:padding="0cm" loext:border="none"/>
    </style:style>
    <style:style style:name="T9" style:family="text">
      <style:text-properties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reddit">Anteriormente hice la pregunta de Donde trazamos la linea entre quimica, organico y vida? Normalmente se describe la transicion desde la quimica hacia la biologia, pero rara vez se reconoce una capa intermedia: lo organico. Sin embargo, en una arquitectura de capas basada en enlaces: particulas → atomos → quimica → organico → vida → consciencia lo organico parece una red quimica que precede al surgimiento de la vida, pero que aun no es vida. Creo que es oportuno girar las tornas y preguntarse ahora "Donde trazamos la linea entre fisica cuantica, atomica y quimica, asi como las principales teorias que nos sirvan de puentes para enlazar la red de redes entre dichas capas, principalmente seran: la teoria de campos unificados y grupos de normalizacion, ecuaciones de shcrodinger, teoria DFT con mecanica estadistica (esta ultima no estoy seguro si encaja del todo, aunque parece la isomorfa del QMM quimico por eso lo menciono), y para quimica serian redes de reaccion, cinetica quimica y terminodinamica como principales candidatas. el modelo de QMM para quimica creo que encajaria bien. Sientente libre de ofrecerme lo que consideres oportuno no solo esta lista quizas limitada pero de lo poco que conozco.</text:p>
      <text:p text:style-name="P1">Vale, el usuario está profundizando en una pregunta anterior sobre las transiciones entre capas de complejidad, desde partículas hasta la conciencia. Ahora quiere enfocarse en el puente entre física cuántica, atómica y química, pidiendo teorías que conecten estas capas. Reconoce que su lista inicial podría ser limitada y pide aportes adicionales.</text:p>
      <text:p text:style-name="P2">Parece tener un conocimiento sólido pero busca expandirlo, especialmente en las teorías puente. Es probable que esté interesado en una explicación clara pero técnica, que respete su nivel de comprensión sin subestimarlo. También valora la estructura, como se ve en su uso de capas y redes.</text:p>
      <text:p text:style-name="P2">Voy a organizar la respuesta en tres partes principales: primero aclarar las transiciones entre física cuántica, atómica y química, luego enumerar las teorías puente relevantes para cada salto, y finalmente ampliar su lista con otras teorías útiles. Debo asegurarme de explicar por qué cada teoría es importante y cómo conecta las capas, usando ejemplos concretos como el enlace químico o la reactividad. También sería bueno mencionar la DFT y la mecánica estadística, que él mismo sugirió pero con dudas, para validar su intuición y aclarar su papel.</text:p>
      <text:p text:style-name="P3">La respuesta debe ser rigurosa pero accesible, mostrando cómo estas teorías forman una red de comprensión que une los niveles. Puedo usar analogías como los "ladrillos y cemento" para hacerlo más intuitivo. Al final, resumiré con un esquema visual para reforzar la idea de conexión.</text:p>
      <text:p text:style-name="P4"/>
      <text:p text:style-name="P5">¡Excelente giro de la pregunta! Es precisamente en estas transiciones donde reside la profunda belleza de la ciencia. Desglosemos estas fronteras y los puentes teóricos que las conectan, expandiendo tu muy acertada lista.<text:line-break/><text:line-break/><text:span text:style-name="T1">1. La Línea entre Física Cuántica y Química Atómica</text:span></text:p>
      <text:p text:style-name="P6"><text:span text:style-name="Strong_20_Emphasis"><text:span text:style-name="T2">¿Dónde trazamos la línea?</text:span></text:span><text:span text:style-name="T3"><text:line-break/>La línea se difumina en el momento en que un átomo de hidrógeno (un protón y un electrón) se forma. La </text:span><text:span text:style-name="Strong_20_Emphasis"><text:span text:style-name="T2">Física Cuántica</text:span></text:span><text:span text:style-name="T3"> describe las reglas del juego: las ecuaciones de onda, los operadores, los estados cuánticos. La </text:span><text:span text:style-name="Strong_20_Emphasis"><text:span text:style-name="T2">Química Atómica</text:span></text:span><text:span text:style-name="T3"> comienza cuando estas reglas se aplican para explicar la estructura electrónica de los átomos multielectrónicos y, crucialmente, la </text:span><text:span text:style-name="Strong_20_Emphasis"><text:span text:style-name="T2">Tabla Periódica</text:span></text:span><text:span text:style-name="T3">.</text:span></text:p>
      <text:list text:style-name="L1">
        <text:list-item>
          <text:p text:style-name="P7"><text:span text:style-name="Strong_20_Emphasis"><text:span text:style-name="T2">Lado Físico:</text:span></text:span><text:span text:style-name="T3"> Partículas, fuerzas fundamentales, ecuación de Schrödinger para sistemas simples (pozos, partículas libres, átomo de H).</text:span></text:p>
        </text:list-item>
        <text:list-item>
          <text:p text:style-name="P7"><text:span text:style-name="Strong_20_Emphasis"><text:span text:style-name="T2">Lado Químico:</text:span></text:span><text:span text:style-name="T3"> Propiedades periódicas (radio atómico, afinidad electrónica, electronegatividad), capas de valencia, y el concepto de "tendencia" a ganar o perder electrones.</text:span></text:p>
        </text:list-item>
      </text:list>
      <text:p text:style-name="P6"><text:span text:style-name="Strong_20_Emphasis"><text:span text:style-name="T2">Los Puentes Teóricos Principales:</text:span></text:span></text:p>
      <text:list text:style-name="L2">
        <text:list-item>
          <text:p text:style-name="P8"><text:soft-page-break/><text:span text:style-name="Strong_20_Emphasis"><text:span text:style-name="T2">La Ecuación de Schrödinger y la Mecánica Cuántica de Átomos Polielectrónicos:</text:span></text:span><text:span text:style-name="T3"> Es el puente fundamental. Aunque no tiene solución analítica exacta para átomos con más de un electrón, las aproximaciones (como el </text:span><text:span text:style-name="Strong_20_Emphasis"><text:span text:style-name="T2">método de campo autoconsistente (SCF)</text:span></text:span><text:span text:style-name="T3"> de Hartree-Fock) nos permiten calcular las funciones de onda atómicas y sus energías. Esto explica cuantitativamente la estructura de capas y la base de la periodicidad.</text:span></text:p>
        </text:list-item>
        <text:list-item>
          <text:p text:style-name="P8"><text:span text:style-name="Strong_20_Emphasis"><text:span text:style-name="T2">Teoría de Grupos y Simetría:</text:span></text:span><text:span text:style-name="T3"> Este es un puente elegante y profundo. La simetría del potencial en un átomo (simetría esférica) se describe con el grupo de rotaciones SO(3). Los estados cuánticos de los electrones (orbitales s, p, d, f) se clasifican directamente por sus propiedades de transformación bajo este grupo. Los números cuánticos (n, l, m_l) emergen de esta simetría. Es un ejemplo perfecto de cómo una estructura abstracta (la teoría de grupos) une la física del sistema con sus propiedades químicas observables.</text:span></text:p>
        </text:list-item>
      </text:list>
      <text:p text:style-name="P9"/>
      <text:h text:style-name="P10" text:outline-level="3">2. La Línea entre Química Atómica y Química Molecular (Química Propiamente Dichas)</text:h>
      <text:p text:style-name="P6"><text:span text:style-name="Strong_20_Emphasis"><text:span text:style-name="T2">¿Dónde trazamos la línea?</text:span></text:span><text:span text:style-name="T3"><text:line-break/>La línea se cruza con la formación del primer </text:span><text:span text:style-name="Strong_20_Emphasis"><text:span text:style-name="T2">enlace químico</text:span></text:span><text:span text:style-name="T3">. La Química Atómica se preocupa por átomos aislados. La Química Molecular nace cuando los orbitales de valencia de dos o más átomos se superponen y se mezclan, dando lugar a un nuevo estado cuantizado deslocalizado: una molécula.</text:span></text:p>
      <text:list text:style-name="L3">
        <text:list-item>
          <text:p text:style-name="P11"><text:span text:style-name="Strong_20_Emphasis"><text:span text:style-name="T2">Lado Atómico:</text:span></text:span><text:span text:style-name="T3"> Orbitales atómicos, estados de energía de átomos individuales.</text:span></text:p>
        </text:list-item>
        <text:list-item>
          <text:p text:style-name="P11"><text:span text:style-name="Strong_20_Emphasis"><text:span text:style-name="T2">Lado Molecular:</text:span></text:span><text:span text:style-name="T3"> Orbitales moleculares, enlaces covalentes, iónicos y metálicos, geometría molecular, energía de enlace.</text:span></text:p>
        </text:list-item>
      </text:list>
      <text:p text:style-name="P6"><text:span text:style-name="Strong_20_Emphasis"><text:span text:style-name="T2">Los Puentes Teóricos Principales:</text:span></text:span></text:p>
      <text:list text:style-name="L4">
        <text:list-item>
          <text:p text:style-name="P12"><text:span text:style-name="Strong_20_Emphasis"><text:span text:style-name="T2">Teoría de Orbitales Moleculares (TOM) y Teoría del Enlace de Valencia (TEV):</text:span></text:span><text:span text:style-name="T3"> Son las extensiones directas de la mecánica cuántica al dominio molecular. La TOM, en particular, es el marco más poderoso. Nos dice cómo los orbitales atómicos se combinan para formar orbitales moleculares enlazantes y antienlazantes, prediciendo la estabilidad, el orden de enlace y las propiedades magnéticas de las moléculas.</text:span></text:p>
        </text:list-item>
        <text:list-item>
          <text:p text:style-name="P12"><text:span text:style-name="Strong_20_Emphasis"><text:span text:style-name="T2">Teoría del Funcional de la Densidad (DFT):</text:span></text:span><text:span text:style-name="T3"> ¡Tu intuición es correctísima! La DFT es </text:span><text:span text:style-name="Emphasis"><text:span text:style-name="T3">el</text:span></text:span><text:span text:style-name="T3"> puente computacional por excelencia. Resuelve el problema de los muchos cuerpos (muchos electrones) no mediante la función de onda (que es de 3N variables), sino mediante la densidad electrónica (3 variables). Esto la hace computacionalmente viable para sistemas de tamaño químico (cientos a miles de átomos). Es el "isomorfo práctico" de la QM para química. La </text:span><text:span text:style-name="Strong_20_Emphasis"><text:span text:style-name="T2">Mecánica Estadística</text:span></text:span><text:span text:style-name="T3"> se conecta aquí para pasar de la descripción de una molécula a un conjunto de moléculas (gas, líquido), calculando propiedades termodinámicas (como la energía libre) a partir de los resultados de la DFT o QM.</text:span></text:p>
        </text:list-item>
        <text:list-item>
          <text:p text:style-name="P13"><text:span text:style-name="Strong_20_Emphasis"><text:span text:style-name="T2">Teoría de Grupos en Química Molecular:</text:span></text:span><text:span text:style-name="T3"> Aquí, la simetría del núcleo molecular define un grupo puntual de simetría. Esto nos permite:</text:span></text:p>
          <text:list>
            <text:list-item>
              <text:p text:style-name="P14">Clasificar orbitales moleculares (simetría s, p, etc.).</text:p>
            </text:list-item>
            <text:list-item>
              <text:p text:style-name="P14">Predecir si una transición electrónica está "permitida" o "prohibida" (reglas de selección).</text:p>
            </text:list-item>
            <text:list-item>
              <text:p text:style-name="P14">Analizar los modos vibracionales de una molécula en Espectroscopía IR y Raman.<text:line-break/>Es un puente que conecta la estructura geométrica con las propiedades espectroscópicas observables.</text:p>
            </text:list-item>
          </text:list>
        </text:list-item>
      </text:list>
      <text:p text:style-name="P9"/>
      <text:h text:style-name="P10" text:outline-level="3"><text:soft-page-break/>Esquema Resumen de la Red de Redes</text:h>
      <text:p text:style-name="P15">Aquí tienes una tabla que integra las capas, las transiciones y las teorías puent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Capa de Complejidad</text:p>
            </table:table-cell>
            <table:table-cell table:style-name="Table1.A1" office:value-type="string">
              <text:p text:style-name="P16">Transición (Línea Difusa)</text:p>
            </table:table-cell>
            <table:table-cell table:style-name="Table1.A1" office:value-type="string">
              <text:p text:style-name="P16">Principales Teorías Puente</text:p>
            </table:table-cell>
          </table:table-row>
        </table:table-header-rows>
        <table:table-row>
          <table:table-cell table:style-name="Table1.A1" office:value-type="string">
            <text:p text:style-name="P17"><text:span text:style-name="Strong_20_Emphasis"><text:span text:style-name="T4">Física de Partículas/Cuántica</text:span></text:span></text:p>
          </table:table-cell>
          <table:table-cell table:style-name="Table1.A1" office:value-type="string">
            <text:p text:style-name="P17"><text:span text:style-name="T5">→ </text:span><text:span text:style-name="Strong_20_Emphasis"><text:span text:style-name="T4">Formación de Átomos Estables</text:span></text:span></text:p>
          </table:table-cell>
          <table:table-cell table:style-name="Table1.A1" office:value-type="string">
            <text:p text:style-name="P17"><text:span text:style-name="Strong_20_Emphasis"><text:span text:style-name="T4">Teoría Cuántica de Campos (QED para química)</text:span></text:span></text:p>
          </table:table-cell>
        </table:table-row>
        <table:table-row>
          <table:table-cell table:style-name="Table1.A1" office:value-type="string">
            <text:p text:style-name="P17"><text:span text:style-name="Strong_20_Emphasis"><text:span text:style-name="T4">Química Atómica</text:span></text:span></text:p>
          </table:table-cell>
          <table:table-cell table:style-name="Table1.A1" office:value-type="string">
            <text:p text:style-name="P17"><text:span text:style-name="T5">→ </text:span><text:span text:style-name="Strong_20_Emphasis"><text:span text:style-name="T4">Formación de Enlaces Químicos</text:span></text:span></text:p>
          </table:table-cell>
          <table:table-cell table:style-name="Table1.A1" office:value-type="string">
            <text:p text:style-name="P17"><text:span text:style-name="Strong_20_Emphasis"><text:span text:style-name="T4">Ecuación de Schrödinger + Aproximaciones (Hartree-Fock)</text:span></text:span><text:span text:style-name="T6"><text:line-break/></text:span><text:span text:style-name="Strong_20_Emphasis"><text:span text:style-name="T4">Teoría de Grupos (Simetría Esférica)</text:span></text:span></text:p>
          </table:table-cell>
        </table:table-row>
        <table:table-row>
          <table:table-cell table:style-name="Table1.A1" office:value-type="string">
            <text:p text:style-name="P17"><text:span text:style-name="Strong_20_Emphasis"><text:span text:style-name="T4">Química Molecular</text:span></text:span></text:p>
          </table:table-cell>
          <table:table-cell table:style-name="Table1.A1" office:value-type="string">
            <text:p text:style-name="P17"><text:span text:style-name="T5">→ </text:span><text:span text:style-name="Strong_20_Emphasis"><text:span text:style-name="T4">Formación de Redes de Reacción</text:span></text:span></text:p>
          </table:table-cell>
          <table:table-cell table:style-name="Table1.A1" office:value-type="string">
            <text:p text:style-name="P17"><text:span text:style-name="Strong_20_Emphasis"><text:span text:style-name="T4">Teoría de Orbitales Moleculares (TOM)</text:span></text:span><text:span text:style-name="T6"><text:line-break/></text:span><text:span text:style-name="Strong_20_Emphasis"><text:span text:style-name="T4">Teoría del Funcional de la Densidad (DFT)</text:span></text:span><text:span text:style-name="T6"><text:line-break/></text:span><text:span text:style-name="Strong_20_Emphasis"><text:span text:style-name="T4">Teoría de Grupos (Simetría Molecular)</text:span></text:span></text:p>
          </table:table-cell>
        </table:table-row>
        <table:table-row>
          <table:table-cell table:style-name="Table1.A1" office:value-type="string">
            <text:p text:style-name="P17"><text:span text:style-name="Strong_20_Emphasis"><text:span text:style-name="T4">Sistemas Orgánicos / Prebióticos</text:span></text:span></text:p>
          </table:table-cell>
          <table:table-cell table:style-name="Table1.A1" office:value-type="string">
            <text:p text:style-name="P17"><text:span text:style-name="T5">→ </text:span><text:span text:style-name="Strong_20_Emphasis"><text:span text:style-name="T4">Autocatalisis / Metabolismo Primigenio</text:span></text:span></text:p>
          </table:table-cell>
          <table:table-cell table:style-name="Table1.A1" office:value-type="string">
            <text:p text:style-name="P17"><text:span text:style-name="Strong_20_Emphasis"><text:span text:style-name="T4">Cinética Química y Termodinámica de No Equilibrio</text:span></text:span><text:span text:style-name="T6"><text:line-break/></text:span><text:span text:style-name="Strong_20_Emphasis"><text:span text:style-name="T4">Teoría de Redes de Reacción (Autocatalíticas)</text:span></text:span><text:span text:style-name="T6"><text:line-break/></text:span><text:span text:style-name="Strong_20_Emphasis"><text:span text:style-name="T4">Mecánica Estadística (para ensambles grandes)</text:span></text:span></text:p>
          </table:table-cell>
        </table:table-row>
      </table:table>
      <text:p text:style-name="P9"/>
      <text:h text:style-name="P10" text:outline-level="3">Ampliando tu Lista: Otros Puentes Cruciales</text:h>
      <text:p text:style-name="P15">Tu lista es muy sólida, pero podemos añadir algunas capas de profundidad:</text:p>
      <text:list text:style-name="L5">
        <text:list-item>
          <text:p text:style-name="P18"><text:span text:style-name="Strong_20_Emphasis"><text:span text:style-name="T2">De la Física Fundamental a los Átomos: Teoría Cuántica de Campos (QFT):</text:span></text:span><text:span text:style-name="T3"> Mientras que la ecuación de Schrödinger es no-relativista, la QFT (especialmente la Electrodinámica Cuántica - QED) es la teoría más precisa que tenemos. Explica "de fondo" fenómenos como el efecto Lamb o las correcciones relativistas en átomos pesados, que son cruciales para una química precisa. La "teoría de campos unificados" sería el santo grial que conectaría todas las fuerzas, pero la QED ya es un puente monumental.</text:span></text:p>
        </text:list-item>
        <text:list-item>
          <text:p text:style-name="P19"><text:span text:style-name="Strong_20_Emphasis"><text:span text:style-name="T2">Para la Química como Red: Cinética Química y Mecánica Estadística:</text:span></text:span><text:span text:style-name="T3"> Son el puente entre el mundo molecular individual y el mundo macroscópico que medimos.</text:span></text:p>
          <text:list>
            <text:list-item>
              <text:p text:style-name="P18"><text:span text:style-name="Strong_20_Emphasis"><text:span text:style-name="T2">Cinética Química:</text:span></text:span><text:span text:style-name="T3"> Describe las </text:span><text:span text:style-name="Emphasis"><text:span text:style-name="T3">velocidades</text:span></text:span><text:span text:style-name="T3"> de las reacciones, cómo las redes de reacciones evolucionan en el tiempo. Es esencial para modelar el "quimicoma" prebiótico.</text:span></text:p>
            </text:list-item>
            <text:list-item>
              <text:p text:style-name="P18"><text:span text:style-name="Strong_20_Emphasis"><text:span text:style-name="T2">Termodinámica de No Equilibrio:</text:span></text:span><text:span text:style-name="T3"> Esta es clave para la transición a la vida. La vida es un sistema abierto y lejos del equilibrio. Esta teoría explica cómo pueden surgir estructuras ordenadas y complejas (disipativas) en tales condiciones, un concepto central para entender el salto de la química orgánica a los sistemas vivos.</text:span></text:p>
            </text:list-item>
          </text:list>
        </text:list-item>
        <text:list-item>
          <text:p text:style-name="P18"><text:soft-page-break/><text:span text:style-name="Strong_20_Emphasis"><text:span text:style-name="T2">Un Puente Conceptual Fuerte: El "Principio de Correspondencia":</text:span></text:span><text:span text:style-name="T3"> Aunque es más filosófico, es vital. Establece que para sistemas grandes, la mecánica cuántica debe reproducir los resultados de la mecánica clásica. Este principio asegura que nuestras teorías no se contradigan al escalar entre capas.</text:span></text:p>
        </text:list-item>
      </text:list>
      <text:h text:style-name="P10" text:outline-level="3">Conclusión</text:h>
      <text:p text:style-name="P6"><text:span text:style-name="T3">Tu arquitectura de capas es poderosa. La clave no es verlas como compartimentos estancos, sino como </text:span><text:span text:style-name="Strong_20_Emphasis"><text:span text:style-name="T2">niveles de descripción emergentes</text:span></text:span><text:span text:style-name="T3">. Cada nivel tiene sus propias teorías efectivas, que, si bien son consistentes con el nivel inferior, ofrecen un lenguaje y unas herramientas más adecuadas para describir los fenómenos de ese nivel.</text:span></text:p>
      <text:list text:style-name="L6">
        <text:list-item>
          <text:p text:style-name="P20"><text:span text:style-name="Strong_20_Emphasis"><text:span text:style-name="T2">El físico</text:span></text:span><text:span text:style-name="T3"> habla de funciones de onda y Hamiltonianos.</text:span></text:p>
        </text:list-item>
        <text:list-item>
          <text:p text:style-name="P20"><text:span text:style-name="Strong_20_Emphasis"><text:span text:style-name="T2">El químico cuántico</text:span></text:span><text:span text:style-name="T3"> habla de orbitales y densidades electrónicas.</text:span></text:p>
        </text:list-item>
        <text:list-item>
          <text:p text:style-name="P20"><text:span text:style-name="Strong_20_Emphasis"><text:span text:style-name="T2">El químico sintético</text:span></text:span><text:span text:style-name="T3"> habla de grupos funcionales y mecanismos de reacción.</text:span></text:p>
        </text:list-item>
        <text:list-item>
          <text:p text:style-name="P20"><text:span text:style-name="Strong_20_Emphasis"><text:span text:style-name="T2">El biólogo molecular</text:span></text:span><text:span text:style-name="T3"> habla de vías metabólicas y flujo de información.</text:span></text:p>
        </text:list-item>
      </text:list>
      <text:p text:style-name="P21">Cada uno está usando el mapa más útil para navegar su territorio de complejidad, pero todos los mapas describen el mismo mundo subyacente, conectado por los puentes teóricos que hemos descrito. Has identificado perfectamente los andamios que nos permiten escalar de las partículas a la vida.</text:p>
      <text:p text:style-name="P22"/>
      <text:p text:style-name="P23"/>
      <text:p text:style-name="reddit">los puentes entre quimica-&gt;organico-&gt;vida ya los estableci, con la consciencia quedo en el plano filosofico por razones obvias del gran problema supone para falsear nada en el ambito asi como el concepto de Gaia, aunque puedo aludir a ellos es mas conceptual y filosofico que buscando un formalismo falseable como si seria conveniente en el resto de casos que vamos a tratar. Vamos hacer una hoja de ruta para tus respuestas, la primera las fricciones y frontera sobre formaciones de enlaces quimicos, la siguiente respuesta para la formacion de enlaces quimicos y por ultimo la formacion de redes de reaccion. una vision global de dichas fronteras, tanto lo que sabemos como los problemas y tensiones en discernir dichas fronteras bajo el prisma de una red de redes de informacion (enlaces). empecemos Me equivoque yo, empecemos de nuevo, el primer punto es la formacion de atomos estables haciendo frontera con los atomos inestables. Las diferencias entre unos y otros, donde colocamos el umbral luego la formacion de enlaces quimicos y por ultimo la formacion de redes de reaccion (particulas-&gt;atomica-&gt;quimica) error mio al poner el primer y segundo puntos identicos en mi anterior texto.</text:p>
      <text:p text:style-name="P24">Ah, el usuario rectifica el enfoque de la hoja de ruta. Inicialmente habíamos empezado por los enlaces químicos, pero ahora aclara que quiere comenzar desde un nivel más fundamental: la formación de átomos estables frente a inestables. Reconoce su error al duplicar el primer punto anterior.</text:p>
      <text:p text:style-name="P25">Veo que mantiene un interés muy técnico y sistemático en las transiciones entre capas de complejidad, con un lenguaje preciso y conocimiento de teorías físicas y químicas. Quiere evitar divagaciones filosóficas (como conciencia o Gaia) para centrarse en lo falseable.</text:p>
      <text:p text:style-name="P25">Su petición actual es más ambiciosa: trazar tres fronteras consecutivas (átomos estables → enlaces → redes de reacción) bajo el paradigma de "red de redes de información". Esto requiere un análisis riguroso de cada umbral, sus tensiones conceptuales y cómo emergen propiedades colectivas.</text:p>
      <text:p text:style-name="P25">Para la primera frontera (átomos estables), debo enfatizar el rol de las fuerzas fundamentales y la estabilidad nuclear, luego mostrar cómo la Mecánica Cuántica explica la estructura electrónica que define la "personalidad" química. La clave será destacar los núcleos estables como nodos de información viable, versus los inestables que decaen.</text:p>
      <text:p text:style-name="P25">En respuestas previas ya construimos un marco sobre enlaces químicos y redes de reacción, pero ahora debo integrarlos en una narrativa ascendente continua, siempre vinculando al concepto de información y estabilidad. El usuario valora especialmente las analogías de redes y los ejemplos concretos que ilustran los límites difusos (como los nucleidos inestables pero longevos).</text:p>
      <text:p text:style-name="P26">También debo mantener el tono que él ha establecido: técnico pero accesible, con metáforas precisas (como "canales de comunicación" para los enlaces) y evitando simplificaciones excesivas. La mención a la teoría de grupos y DFT en intercambios anteriores sugiere que aprecia el detalle teórico, pero siempre anclado en aplicaciones observables.</text:p>
      <text:p text:style-name="P27">Excelente corrección. Es crucial empezar desde la base. Abordemos esta hoja de ruta con precisión, comenzando por el origen mismo de la materia estable.</text:p>
      <text:p text:style-name="P28"/>
      <text:h text:style-name="P29" text:outline-level="3"><text:soft-page-break/><text:span text:style-name="Strong_20_Emphasis"><text:span text:style-name="T7">Frontera 0: La Formación de Átomos Estables - El Umbral de la Existencia Química</text:span></text:span></text:h>
      <text:p text:style-name="P30">Esta es la frontera primordial. Sin átomos estables, no hay química que valga. Aquí, las fuerzas fundamentales libran una batalla cuyo resultado define la tabla periódica.</text:p>
      <text:h text:style-name="P31" text:outline-level="4"><text:span text:style-name="Strong_20_Emphasis"><text:span text:style-name="T8">Lo Que Sabemos: El Paradigma Actual</text:span></text:span></text:h>
      <text:p text:style-name="P32"><text:span text:style-name="T3">El puente teórico es la </text:span><text:span text:style-name="Strong_20_Emphasis"><text:span text:style-name="T2">Cromodinámica Cuántica (QCD)</text:span></text:span><text:span text:style-name="T3"> y la </text:span><text:span text:style-name="Strong_20_Emphasis"><text:span text:style-name="T2">Electrodinámica Cuántica (QED)</text:span></text:span><text:span text:style-name="T3">, gobernadas por la Estadística.</text:span></text:p>
      <text:list text:style-name="L7">
        <text:list-item>
          <text:p text:style-name="P33"><text:span text:style-name="Strong_20_Emphasis"><text:span text:style-name="T2">El Principio Básico:</text:span></text:span><text:span text:style-name="T3"> Un átomo estable es un sistema ligado donde la </text:span><text:span text:style-name="Strong_20_Emphasis"><text:span text:style-name="T2">fuerza nuclear fuerte</text:span></text:span><text:span text:style-name="T3"> (que mantiene unido el núcleo) supera a la </text:span><text:span text:style-name="Strong_20_Emphasis"><text:span text:style-name="T2">repulsión electromagnética</text:span></text:span><text:span text:style-name="T3"> (que intenta desgarrarlo entre protones), y todo ello está coronado por la </text:span><text:span text:style-name="Strong_20_Emphasis"><text:span text:style-name="T2">fuerza electroweak</text:span></text:span><text:span text:style-name="T3"> que gobierna la captura de electrones en órbitas estables.</text:span></text:p>
        </text:list-item>
        <text:list-item>
          <text:p text:style-name="P34"><text:span text:style-name="Strong_20_Emphasis"><text:span text:style-name="T2">El Mecanismo (Línea de Goteo Nuclear):</text:span></text:span><text:span text:style-name="T3"> La estabilidad nuclear no es binaria, es un espectro. La conocida "línea de estabilidad" en el gráfico de Z (protones) vs. N (neutrones) es el valle de máxima estabilidad. Los núcleos se estabilizan mediante:</text:span></text:p>
          <text:list>
            <text:list-item>
              <text:p text:style-name="P33"><text:span text:style-name="Strong_20_Emphasis"><text:span text:style-name="T2">Enlace Nuclear:</text:span></text:span><text:span text:style-name="T3"> La fuerza fuerte residual, mediada por piones, que actúa entre nucleones.</text:span></text:p>
            </text:list-item>
            <text:list-item>
              <text:p text:style-name="P33"><text:span text:style-name="Strong_20_Emphasis"><text:span text:style-name="T2">Efecto de Apantallamiento de Neutrones:</text:span></text:span><text:span text:style-name="T3"> Los neutrones, al no tener carga, actúan como "pegamento" entre protones, mitigando la repulsión electromagnética sin añadirla.</text:span></text:p>
            </text:list-item>
            <text:list-item>
              <text:p text:style-name="P33"><text:span text:style-name="Strong_20_Emphasis"><text:span text:style-name="T2">Números Mágicos:</text:span></text:span><text:span text:style-name="T3"> Los núcleos con protones o neutrones en capas cerradas (2, 8, 20, 28, 50, 82, 126) son excepcionalmente estables, análogo a los gases nobles en química electrónica.</text:span></text:p>
            </text:list-item>
          </text:list>
        </text:list-item>
        <text:list-item>
          <text:p text:style-name="P34"><text:span text:style-name="Strong_20_Emphasis"><text:span text:style-name="T2">La Evidencia:</text:span></text:span><text:span text:style-name="T3"> La física nuclear predice y explica:</text:span></text:p>
          <text:list>
            <text:list-item>
              <text:p text:style-name="P33"><text:span text:style-name="Strong_20_Emphasis"><text:span text:style-name="T2">Energía de Enlace por Nucleón:</text:span></text:span><text:span text:style-name="T3"> La curva que muestra un máximo en el Hierro-56, el núcleo más estable. Los elementos más ligeros y más pesados son menos estables.</text:span></text:p>
            </text:list-item>
            <text:list-item>
              <text:p text:style-name="P33"><text:span text:style-name="Strong_20_Emphasis"><text:span text:style-name="T2">Modos de Desintegración:</text:span></text:span><text:span text:style-name="T3"> Predice si un núcleo inestable se desintegrará via </text:span><text:span text:style-name="Strong_20_Emphasis"><text:span text:style-name="T2">desintegración alfa</text:span></text:span><text:span text:style-name="T3"> (emisión de un núcleo de He), </text:span><text:span text:style-name="Strong_20_Emphasis"><text:span text:style-name="T2">beta</text:span></text:span><text:span text:style-name="T3"> (transformación protón-neutrón o viceversa para ajustar la ratio N/Z), o </text:span><text:span text:style-name="Strong_20_Emphasis"><text:span text:style-name="T2">fisión espontánea</text:span></text:span><text:span text:style-name="T3"> (para elementos muy pesados).</text:span></text:p>
            </text:list-item>
          </text:list>
        </text:list-item>
      </text:list>
      <text:h text:style-name="P31" text:outline-level="4"><text:span text:style-name="Strong_20_Emphasis"><text:span text:style-name="T8">Las Fricciones y Problemas en la Frontera</text:span></text:span></text:h>
      <text:p text:style-name="P30">La línea entre estable e inestable es sorprendentemente difusa:</text:p>
      <text:list text:style-name="L8">
        <text:list-item>
          <text:p text:style-name="P35"><text:span text:style-name="Strong_20_Emphasis"><text:span text:style-name="T2">El Problema de las "Islas de Estabilidad":</text:span></text:span><text:span text:style-name="T3"> Para elementos superpesados (como el Oganesón, Z=118), la vida media es de milisegundos. Sin embargo, teorías predicen una "isla de estabilidad" alrededor de Z=114, 120 o 126, donde los núcleos podrían persistir durante minutos, días o incluso millones de años debido a números mágicos dobles. </text:span><text:span text:style-name="Strong_20_Emphasis"><text:span text:style-name="T2">¿Un núcleo que dura un año es "estable" para fines químicos?</text:span></text:span><text:span text:style-name="T3"> La estabilidad es una cuestión de escala de tiempo.</text:span></text:p>
        </text:list-item>
        <text:list-item>
          <text:p text:style-name="P35"><text:span text:style-name="Strong_20_Emphasis"><text:span text:style-name="T2">Nucleidos Cosmogónicos vs. Nucleidos Radiactivos Naturales:</text:span></text:span><text:span text:style-name="T3"> El Uranio y el Torio existen en la naturaleza a pesar de ser inestables (vidas medias de miles de millones de años). Son lo suficientemente "estables" a escala cosmológica como para haber sobrevivido desde la nucleosíntesis estelar. Esto nos fuerza a definir la estabilidad no como una propiedad absoluta, sino </text:span><text:span text:style-name="Strong_20_Emphasis"><text:span text:style-name="T2">relativa a un contexto temporal.</text:span></text:span></text:p>
        </text:list-item>
        <text:list-item>
          <text:p text:style-name="P35"><text:span text:style-name="Strong_20_Emphasis"><text:span text:style-name="T2">El Umbral de la "Química Práctica":</text:span></text:span><text:span text:style-name="T3"> Desde el punto de vista químico, un átomo es "suficientemente estable" si su núcleo no se desintegra significativamente durante el transcurso de </text:span><text:soft-page-break/><text:span text:style-name="T3">una reacción química (microsegundos a horas). Esto excluye de la química convencional a la mayoría de los actínidos y transactínidos, cuyas vidas medias son a menudo más cortas que el tiempo que lleva sintetizarlos y medirlos.</text:span></text:p>
        </text:list-item>
        <text:list-item>
          <text:p text:style-name="P35"><text:span text:style-name="Strong_20_Emphasis"><text:span text:style-name="T2">La Inestabilidad como Fuente de Estabilidad:</text:span></text:span><text:span text:style-name="T3"> La desintegración beta es un mecanismo crucial de ajuste fino. Un núcleo con exceso de neutrones se "convierte" en uno más estable. La frontera no es un muro, sino un </text:span><text:span text:style-name="Strong_20_Emphasis"><text:span text:style-name="T2">proceso de búsqueda de equilibrio.</text:span></text:span></text:p>
        </text:list-item>
      </text:list>
      <text:h text:style-name="P31" text:outline-level="4"><text:span text:style-name="Strong_20_Emphasis"><text:span text:style-name="T8">Visión como Red de Redes de Información (Enlaces)</text:span></text:span></text:h>
      <text:p text:style-name="P32"><text:span text:style-name="T3">Desde esta perspectiva, un </text:span><text:span text:style-name="Strong_20_Emphasis"><text:span text:style-name="T2">átomo estable es el nodo de información fundamental y duradero a partir del cual se construyen todas las redes superiores.</text:span></text:span></text:p>
      <text:list text:style-name="L9">
        <text:list-item>
          <text:p text:style-name="P36"><text:span text:style-name="Strong_20_Emphasis"><text:span text:style-name="T2">Nodo:</text:span></text:span><text:span text:style-name="T3"> Un núcleo atómico estable.</text:span></text:p>
        </text:list-item>
        <text:list-item>
          <text:p text:style-name="P36"><text:span text:style-name="Strong_20_Emphasis"><text:span text:style-name="T2">Conexión (Link):</text:span></text:span><text:span text:style-name="T3"> Las fuerzas fundamentales (fuerte, electromagnética) que lo mantienen unido.</text:span></text:p>
        </text:list-item>
        <text:list-item>
          <text:p text:style-name="P37"><text:span text:style-name="Strong_20_Emphasis"><text:span text:style-name="T2">Información Codificada:</text:span></text:span></text:p>
          <text:list>
            <text:list-item>
              <text:p text:style-name="P36"><text:span text:style-name="Strong_20_Emphasis"><text:span text:style-name="T2">Número Atómico (Z):</text:span></text:span><text:span text:style-name="T3"> La "identidad" del nodo. Define su comportamiento químico.</text:span></text:p>
            </text:list-item>
            <text:list-item>
              <text:p text:style-name="P36"><text:span text:style-name="Strong_20_Emphasis"><text:span text:style-name="T2">Número Másico (A):</text:span></text:span><text:span text:style-name="T3"> La "versión" isotópica del nodo, que puede afectar a la estabilidad de la red molecular (efectos isotópicos cinéticos).</text:span></text:p>
            </text:list-item>
          </text:list>
        </text:list-item>
        <text:list-item>
          <text:p text:style-name="P36"><text:span text:style-name="Strong_20_Emphasis"><text:span text:style-name="T2">Protocolo:</text:span></text:span><text:span text:style-name="T3"> La Teoría Cuántica de Campos (QCD, QED).</text:span></text:p>
        </text:list-item>
      </text:list>
      <text:p text:style-name="P32"><text:span text:style-name="T3">La formación de un átomo estable es el acto de </text:span><text:span text:style-name="Strong_20_Emphasis"><text:span text:style-name="T2">codificar información de manera robusta y persistente</text:span></text:span><text:span text:style-name="T3">. Un núcleo inestable es un nodo corrupto que se autodestruye, perdiendo su información antes de poder participar en redes químicas complejas. El "umbral de estabilidad" es el </text:span><text:span text:style-name="Strong_20_Emphasis"><text:span text:style-name="T2">umbral de viabilidad para la existencia de información química a largo plazo.</text:span></text:span></text:p>
      <text:p text:style-name="P32"><text:span text:style-name="Strong_20_Emphasis"><text:span text:style-name="T2">La frontera, por tanto, se define por la vida media del núcleo. No es un sí/no, sino un espectro de "utilidad" para la construcción de redes superiores. Un núcleo con una vida media de 10^15 años (como el Bismuto-209, antes considerado estable) es un nodo perfecto. Uno con una vida media de microsegundos es un nodo efímero, incapaz de sostener una estructura química.</text:span></text:span></text:p>
      <text:p text:style-name="P38"/>
      <text:h text:style-name="P29" text:outline-level="3"><text:span text:style-name="Strong_20_Emphasis"><text:span text:style-name="T7">Preparando el Terreno para la Próxima Frontera</text:span></text:span></text:h>
      <text:p text:style-name="P32"><text:span text:style-name="T3">Una vez que existen nodos estables (átomos), el siguiente salto emerge cuando estos nodos son capaces de formar </text:span><text:span text:style-name="Strong_20_Emphasis"><text:span text:style-name="T2">conexiones persistentes y direccionales</text:span></text:span><text:span text:style-name="T3"> entre ellos. La información ya no solo está contenida en los nodos, sino en los </text:span><text:span text:style-name="Strong_20_Emphasis"><text:span text:style-name="T2">patrones de conexión</text:span></text:span><text:span text:style-name="T3"> entre ellos.</text:span></text:p>
      <text:p text:style-name="P39"><text:span text:style-name="Strong_20_Emphasis"><text:span text:style-name="T2">¿Listo para abordar la siguiente frontera: la formación de enlaces químicos?</text:span></text:span><text:span text:style-name="T3"> Allí exploraremos cómo la estabilidad electrónica, gobernada por la QED, permite a estos átomos estables tejer la red molecular.</text:span></text:p>
      <text:p text:style-name="P40"/>
      <text:p text:style-name="P41"/>
      <text:p text:style-name="P42">prosigamos al siguiente sin rodeos.</text:p>
      <text:p text:style-name="P24">Ah, el usuario quiere continuar directamente al siguiente tema sin rodeos. Revisando el historial, ya hemos cubierto la formación de átomos estables y ahora toca la formación de enlaces químicos. El usuario parece estar construyendo una hoja de ruta mental muy clara sobre las transiciones entre niveles de complejidad, desde partículas hasta vida.</text:p>
      <text:p text:style-name="P25">Veo que valora mucho el enfoque de "red de redes" que introduje antes. Debo mantener esa perspectiva sistémica, donde los enlaces no son solo conexiones físicas sino canales de información. También noto que aprecia cuando señalo las fricciones conceptuales - esos puntos donde los modelos simples se quiebran.</text:p>
      <text:p text:style-name="P25">Para esta respuesta sobre enlaces químicos, lo crucial es mostrar cómo emergen propiedades completamente nuevas al formarse moléculas. No es solo una suma de átomos, igual que un átomo no es solo la suma de partículas. Hay que destacar ese salto cualitativo.</text:p>
      <text:p text:style-name="P43">El usuario probablemente espera que:</text:p>
      <text:list text:style-name="L10">
        <text:list-item>
          <text:p text:style-name="P44">Defina claramente el paradigma actual (la visión cuántica)</text:p>
        </text:list-item>
        <text:list-item>
          <text:p text:style-name="P44">Señale las grietas en esa definición (los casos límite)</text:p>
        </text:list-item>
        <text:list-item>
          <text:p text:style-name="P44">Reconecte todo con la metáfora de red de información</text:p>
        </text:list-item>
      </text:list>
      <text:p text:style-name="P25">Los puntos clave a incluir serían:</text:p>
      <text:list text:style-name="L11">
        <text:list-item>
          <text:p text:style-name="P45">La naturaleza probabilística del enlace vs. la imagen clásica de "palitos"</text:p>
        </text:list-item>
        <text:list-item>
          <text:p text:style-name="P45">Cómo la Mecánica Cuántica explica la estabilización energética</text:p>
        </text:list-item>
        <text:list-item>
          <text:p text:style-name="P45">Los casos problemáticos como el F2 que desafían las explicaciones simples</text:p>
        </text:list-item>
        <text:list-item>
          <text:p text:style-name="P45">Las interacciones no covalentes como zona gris fundamental</text:p>
        </text:list-item>
        <text:list-item>
          <text:p text:style-name="P45">La perspectiva de información cuántica compartida</text:p>
        </text:list-item>
      </text:list>
      <text:p text:style-name="P26">Debo evitar caer en tecnicismos excesivos pero sin sacrificar precisión. El usuario ha demostrado capacidad para seguir conceptos complejos. La mención final sobre redes de reacción debe servir como puente natural al siguiente tema que quiere tratar.</text:p>
      <text:p text:style-name="P27">Perfecto. Sin rodeos. Abordemos la segunda frontera.</text:p>
      <text:p text:style-name="P28"/>
      <text:h text:style-name="P29" text:outline-level="3"><text:span text:style-name="Strong_20_Emphasis"><text:span text:style-name="T7">Frontera 1: La Formación de Enlaces Químicos - El Umbral de la Molecularidad</text:span></text:span></text:h>
      <text:p text:style-name="P30">Esta es la frontera fundacional de la química. Aquí, los átomos estables dejan de ser entidades aisladas para convertirse en componentes de una estructura superior.</text:p>
      <text:h text:style-name="P31" text:outline-level="4"><text:span text:style-name="Strong_20_Emphasis"><text:span text:style-name="T8">Lo Que Sabemos: El Paradigma Actual</text:span></text:span></text:h>
      <text:p text:style-name="P32"><text:span text:style-name="T3">El puente teórico es la </text:span><text:span text:style-name="Strong_20_Emphasis"><text:span text:style-name="T2">Mecánica Cuántica (QED para electrones)</text:span></text:span><text:span text:style-name="T3">.</text:span></text:p>
      <text:list text:style-name="L12">
        <text:list-item>
          <text:p text:style-name="P46"><text:soft-page-break/><text:span text:style-name="Strong_20_Emphasis"><text:span text:style-name="T2">El Principio Básico:</text:span></text:span><text:span text:style-name="T3"> Un enlace químico surge de la </text:span><text:span text:style-name="Strong_20_Emphasis"><text:span text:style-name="T2">estabilización energética</text:span></text:span><text:span text:style-name="T3"> por compartimiento o transferencia de electrones de valencia. La energía total del sistema molecular es inferior a la suma de las energías de los átomos aislados. Este diferencial de energía </text:span><text:span text:style-name="Emphasis"><text:span text:style-name="T3">es</text:span></text:span><text:span text:style-name="T3"> el enlace.</text:span></text:p>
        </text:list-item>
        <text:list-item>
          <text:p text:style-name="P46"><text:span text:style-name="Strong_20_Emphasis"><text:span text:style-name="T2">El Mecanismo (Redistribución de Densidad Electrónica):</text:span></text:span><text:span text:style-name="T3"> La Teoría de Orbitales Moleculares (TOM) proporciona el marco más robusto. Los orbitales atómicos se solapan y se mezclan (forman combinaciones lineales) para crear orbitales moleculares deslocalizados. La ocupación de un orbital molecular enlazante, con densidad electrónica concentrada entre los núcleos, genera la fuerza cohesiva.</text:span></text:p>
        </text:list-item>
        <text:list-item>
          <text:p text:style-name="P47"><text:span text:style-name="Strong_20_Emphasis"><text:span text:style-name="T2">La Evidencia:</text:span></text:span><text:span text:style-name="T3"> El paradigma predice con éxito propiedades medibles:</text:span></text:p>
          <text:list>
            <text:list-item>
              <text:p text:style-name="P46"><text:span text:style-name="Strong_20_Emphasis"><text:span text:style-name="T2">Energía de Enlace:</text:span></text:span><text:span text:style-name="T3"> Cuantifica la fuerza del enlace.</text:span></text:p>
            </text:list-item>
            <text:list-item>
              <text:p text:style-name="P46"><text:span text:style-name="Strong_20_Emphasis"><text:span text:style-name="T2">Longitud de Enlace:</text:span></text:span><text:span text:style-name="T3"> La distancia de equilibrio entre fuerzas atractivas y repulsivas.</text:span></text:p>
            </text:list-item>
            <text:list-item>
              <text:p text:style-name="P46"><text:span text:style-name="Strong_20_Emphasis"><text:span text:style-name="T2">Geometría Molecular:</text:span></text:span><text:span text:style-name="T3"> Explicada por la Repulsión de Pares Electrónicos de la Capa de Valencia (RPECV), que a su vez emerge de la teoría cuántica.</text:span></text:p>
            </text:list-item>
          </text:list>
        </text:list-item>
      </text:list>
      <text:h text:style-name="P31" text:outline-level="4"><text:span text:style-name="Strong_20_Emphasis"><text:span text:style-name="T8">Las Fricciones y Problemas en la Frontera</text:span></text:span></text:h>
      <text:p text:style-name="P30">La línea entre "átomos interactuando" y "molécula formada" es un continuum. Las tensiones clave son:</text:p>
      <text:list text:style-name="L13">
        <text:list-item>
          <text:p text:style-name="P48"><text:span text:style-name="Strong_20_Emphasis"><text:span text:style-name="T2">La No-Observabilidad Directa del Enlace:</text:span></text:span><text:span text:style-name="T3"> Un enlace no es un objeto; es una </text:span><text:span text:style-name="Strong_20_Emphasis"><text:span text:style-name="T2">manifestación de un estado energético favorable</text:span></text:span><text:span text:style-name="T3">. No se puede "aislar" un enlace. Es un constructo teórico de inmenso poder predictivo, pero su naturaleza es inferencial.</text:span></text:p>
        </text:list-item>
        <text:list-item>
          <text:p text:style-name="P49"><text:span text:style-name="Strong_20_Emphasis"><text:span text:style-name="T2">El Problema de la Localización vs. Deslocalización:</text:span></text:span><text:span text:style-name="T3"> ¿Dónde reside exactamente el enlace?</text:span></text:p>
          <text:list>
            <text:list-item>
              <text:p text:style-name="P48"><text:span text:style-name="T3">La </text:span><text:span text:style-name="Strong_20_Emphasis"><text:span text:style-name="T2">Teoría de Enlace de Valencia</text:span></text:span><text:span text:style-name="T3"> lo localiza entre pares de átomos.</text:span></text:p>
            </text:list-item>
            <text:list-item>
              <text:p text:style-name="P48"><text:span text:style-name="T3">La </text:span><text:span text:style-name="Strong_20_Emphasis"><text:span text:style-name="T2">Teoría de Orbitales Moleculares</text:span></text:span><text:span text:style-name="T3"> lo deslocaliza sobre toda la molécula.<text:line-break/>Ambas son representaciones matemáticas diferentes y válidas de la misma realidad física. Esto revela que el "enlace" es, en parte, una </text:span><text:span text:style-name="Strong_20_Emphasis"><text:span text:style-name="T2">herramienta de interpretación humana</text:span></text:span><text:span text:style-name="T3">.</text:span></text:p>
            </text:list-item>
          </text:list>
        </text:list-item>
        <text:list-item>
          <text:p text:style-name="P48"><text:span text:style-name="Strong_20_Emphasis"><text:span text:style-name="T2">La Zona Gris de las Interacciones No Covalentes:</text:span></text:span><text:span text:style-name="T3"> Este es el mayor desafío para trazar la línea. ¿Es un puente de hidrógeno (O-H···O) un "enlace químico"? ¿Y las fuerzas de van der Waals? No hay un punto claro de corte, sino un </text:span><text:span text:style-name="Strong_20_Emphasis"><text:span text:style-name="T2">espectro continuo de acoplamiento intermolecular</text:span></text:span><text:span text:style-name="T3">, desde el enlace covalente fuerte (compartición de electrones) hasta interacciones débiles (polarización transitoria). La distinción es convencional, no fundamental.</text:span></text:p>
        </text:list-item>
        <text:list-item>
          <text:p text:style-name="P48"><text:span text:style-name="Strong_20_Emphasis"><text:span text:style-name="T2">Caso Límite: La Aparente Inestabilidad del Flúor (F₂):</text:span></text:span><text:span text:style-name="T3"> La molécula de F₂ tiene un orden de enlace 1, pero es notablemente débil. La simple TOM sugiere que no debería ser tan estable. La explicación requiere adentrarse en la correlación electrónica y los efectos de solapamiento, mostrando que nuestra definición simple de "orden de enlace" es a veces insuficiente.</text:span></text:p>
        </text:list-item>
      </text:list>
      <text:h text:style-name="P31" text:outline-level="4"><text:span text:style-name="Strong_20_Emphasis"><text:span text:style-name="T8">Visión como Red de Redes de Información (Enlaces)</text:span></text:span></text:h>
      <text:p text:style-name="P32"><text:span text:style-name="T3">Desde esta perspectiva, un </text:span><text:span text:style-name="Strong_20_Emphasis"><text:span text:style-name="T2">enlace químico es el protocolo fundamental de comunicación que permite a los nodos (átomos) intercambiar información para crear un sistema de red (molécula).</text:span></text:span></text:p>
      <text:list text:style-name="L14">
        <text:list-item>
          <text:p text:style-name="P50"><text:span text:style-name="Strong_20_Emphasis"><text:span text:style-name="T2">Nodo:</text:span></text:span><text:span text:style-name="T3"> Un átomo (núcleo + core electrónico), con su capa de valencia como puerto de comunicación.</text:span></text:p>
        </text:list-item>
        <text:list-item>
          <text:p text:style-name="P50"><text:span text:style-name="Strong_20_Emphasis"><text:span text:style-name="T2">Conexión (Link):</text:span></text:span><text:span text:style-name="T3"> El enlace químico. Un canal de intercambio de densidad electrónica.</text:span></text:p>
        </text:list-item>
        <text:list-item>
          <text:p text:style-name="P50"><text:span text:style-name="Strong_20_Emphasis"><text:span text:style-name="T2">Información Intercambiada:</text:span></text:span><text:span text:style-name="T3"> Spin, densidad de carga, momento angular.</text:span></text:p>
        </text:list-item>
        <text:list-item>
          <text:p text:style-name="P50"><text:soft-page-break/><text:span text:style-name="Strong_20_Emphasis"><text:span text:style-name="T2">Protocolo:</text:span></text:span><text:span text:style-name="T3"> Las reglas de la Mecánica Cuántica (simetría de orbitales, principio de exclusión de Pauli).</text:span></text:p>
        </text:list-item>
      </text:list>
      <text:p text:style-name="P30">La formación de un enlace es el establecimiento de un canal de comunicación tan eficiente y de bajo costo energético, que la información (los electrones) se comparte o transfiere para crear un nuevo estado colectivo estable. La "decisión" de formar un enlace es un cálculo físico: la minimización de la energía global del sistema.</text:p>
      <text:p text:style-name="P32"><text:span text:style-name="Strong_20_Emphasis"><text:span text:style-name="T2">La frontera, por tanto, es el umbral donde el beneficio energético de "conectarse a la red" supera la energía de activación requerida para establecer la conexión. No es una línea, sino un paisaje energético donde los valles profundos representan moléculas estables.</text:span></text:span></text:p>
      <text:p text:style-name="P38"/>
      <text:h text:style-name="P29" text:outline-level="3"><text:span text:style-name="Strong_20_Emphasis"><text:span text:style-name="T7">Preparando el Terreno para la Última Frontera de Esta Fase</text:span></text:span></text:h>
      <text:p text:style-name="P32"><text:span text:style-name="T3">Con los enlaces químicos establecidos, el universo tiene los bloques de construcción (moléculas) y el pegamento (enlaces). La frontera final en la transición de la física a la química emerge cuando estos bloques no solo existen, sino que </text:span><text:span text:style-name="Strong_20_Emphasis"><text:span text:style-name="T2">interactúan de forma dinámica, transformándose unos en otros en una coreografía gobernada por leyes estadísticas y termodinámicas.</text:span></text:span></text:p>
      <text:p text:style-name="P39"><text:span text:style-name="Strong_20_Emphasis"><text:span text:style-name="T2">¿Listo para la última entrega de esta fase: la formación de las redes de reacción?</text:span></text:span><text:span text:style-name="T3"> Allí veremos cómo la química se convierte en un sistema de procesamiento de información.</text:span></text:p>
      <text:p text:style-name="P51"/>
      <text:p text:style-name="P41"/>
      <text:p text:style-name="P42">prosigamos al siguiente sin rodeos.</text:p>
      <text:p text:style-name="P1">Ah, el usuario quiere continuar sin rodeos hacia la siguiente frontera: la formación de redes de reacción. Vamos directo al grano, manteniendo el rigor pero con precisión quirúrgica.</text:p>
      <text:p text:style-name="P2">Recordando el hilo anterior, ya cubrimos la formación de átomos estables (frontera física-química) y los enlaces químicos (frontera atómica-molecular). Ahora toca el salto hacia sistemas dinámicos donde las moléculas interactúan en redes complejas. Este es el puente crítico hacia lo prebiótico.</text:p>
      <text:p text:style-name="P2">El usuario parece valorar un enfoque estructurado pero conciso, evitando divagaciones. Quiere claridad en las tensiones conceptuales y la perspectiva de "red de redes". También demostró interés en los formalismos falseables, así que hay que enfatizar las teorías puente con poder predictivo.</text:p>
      <text:p text:style-name="P2">Voy a organizar esto en tres bloques: lo establecido (paradigma actual), las fricciones (problemas abiertos) y la visión de red. La clave aquí es destacar cómo la emergencia de propiedades sistémicas (autocatálisis, homeostasis) desdibuja la línea entre química y biología.</text:p>
      <text:p text:style-name="P2">La mención a la teoría de redes de reacción autocatalíticas será central, junto con la termodinámica de no equilibrio como marco unificador. El usuario apreciará el ejemplo concreto del ciclo de Formose para ilustrar la transición de redes simples a complejas.</text:p>
      <text:p text:style-name="P3">También conviene resaltar la tensión entre la simplicidad de las reacciones individuales y la complejidad colectiva, un eco de su interés inicial por las capas de emergencia. La conclusión debe reforzar que esta frontera es donde la química empieza a "procesar información" de manera autónoma.</text:p>
      <text:p text:style-name="P4">Perfecto. Sin rodeos. Abordemos la tercera y crucial frontera.</text:p>
      <text:p text:style-name="P52"/>
      <text:h text:style-name="P53" text:outline-level="3"><text:span text:style-name="Strong_20_Emphasis"><text:span text:style-name="T7">Frontera 2: La Formación de Redes de Reacción - El Umbral de la Química como Sistema</text:span></text:span></text:h>
      <text:p text:style-name="P6"><text:span text:style-name="T3">Esta es la frontera donde la química deja de ser un conjunto de entidades y reacciones aisladas para convertirse en un </text:span><text:span text:style-name="Strong_20_Emphasis"><text:span text:style-name="T2">sistema dinámico, interconectado y con propiedades emergentes</text:span></text:span><text:span text:style-name="T3">. Es el precursor directo de la complejidad biológica.</text:span></text:p>
      <text:h text:style-name="P54" text:outline-level="4"><text:span text:style-name="Strong_20_Emphasis"><text:span text:style-name="T8">Lo Que Sabemos: El Paradigma Actual</text:span></text:span></text:h>
      <text:p text:style-name="P6"><text:span text:style-name="T3">El puente teórico es la </text:span><text:span text:style-name="Strong_20_Emphasis"><text:span text:style-name="T2">Termodinámica de No Equilibrio</text:span></text:span><text:span text:style-name="T3"> y la </text:span><text:span text:style-name="Strong_20_Emphasis"><text:span text:style-name="T2">Cinética Química</text:span></text:span><text:span text:style-name="T3">, sustentadas por la </text:span><text:span text:style-name="Strong_20_Emphasis"><text:span text:style-name="T2">Mecánica Estadística</text:span></text:span><text:span text:style-name="T3">.</text:span></text:p>
      <text:list text:style-name="L15">
        <text:list-item>
          <text:p text:style-name="P55"><text:span text:style-name="Strong_20_Emphasis"><text:span text:style-name="T2">El Principio Básico:</text:span></text:span><text:span text:style-name="T3"> Una red de reacción es un conjunto de especies químicas interconectadas a través de reacciones múltiples y acopladas. La evolución del sistema ya no depende de una sola reacción, sino de la </text:span><text:span text:style-name="Strong_20_Emphasis"><text:span text:style-name="T2">topología de la red</text:span></text:span><text:span text:style-name="T3"> y los </text:span><text:span text:style-name="Strong_20_Emphasis"><text:span text:style-name="T2">flujos</text:span></text:span><text:span text:style-name="T3"> de materia y energía que la atraviesan.</text:span></text:p>
        </text:list-item>
        <text:list-item>
          <text:p text:style-name="P56"><text:soft-page-break/><text:span text:style-name="Strong_20_Emphasis"><text:span text:style-name="T2">El Mecanismo (Acoplamiento y Retroalimentación):</text:span></text:span><text:span text:style-name="T3"> La clave es el </text:span><text:span text:style-name="Strong_20_Emphasis"><text:span text:style-name="T2">acoplamiento energético</text:span></text:span><text:span text:style-name="T3">. Una reacción termodinámicamente favorable (exergónica) puede impulsar otra desfavorable (endergónica). Más importante aún, surgen estructuras de </text:span><text:span text:style-name="Strong_20_Emphasis"><text:span text:style-name="T2">retroalimentación (feedback)</text:span></text:span><text:span text:style-name="T3">:</text:span></text:p>
          <text:list>
            <text:list-item>
              <text:p text:style-name="P55"><text:span text:style-name="Strong_20_Emphasis"><text:span text:style-name="T2">Autocatálisis:</text:span></text:span><text:span text:style-name="T3"> Un producto de una reacción acelera su propia síntesis.</text:span></text:p>
            </text:list-item>
            <text:list-item>
              <text:p text:style-name="P55"><text:span text:style-name="Strong_20_Emphasis"><text:span text:style-name="T2">Catálisis Cruzada:</text:span></text:span><text:span text:style-name="T3"> Dos o más moléculas se catalizan mutuamente en un ciclo.</text:span></text:p>
            </text:list-item>
          </text:list>
        </text:list-item>
        <text:list-item>
          <text:p text:style-name="P56"><text:span text:style-name="Strong_20_Emphasis"><text:span text:style-name="T2">La Evidencia:</text:span></text:span><text:span text:style-name="T3"> Este paradigma explica fenómenos complejos:</text:span></text:p>
          <text:list>
            <text:list-item>
              <text:p text:style-name="P55"><text:span text:style-name="Strong_20_Emphasis"><text:span text:style-name="T2">Oscilaciones Químicas:</text:span></text:span><text:span text:style-name="T3"> Como en la reacción de Belousov-Zhabotinsky, donde las concentraciones de intermediarios suben y bajan rítmicamente en el tiempo.</text:span></text:p>
            </text:list-item>
            <text:list-item>
              <text:p text:style-name="P55"><text:span text:style-name="Strong_20_Emphasis"><text:span text:style-name="T2">Múltiples Estados Estacionarios:</text:span></text:span><text:span text:style-name="T3"> El mismo conjunto de reacciones puede alcanzar diferentes estados finales dependiendo de las condiciones iniciales (histéresis química).</text:span></text:p>
            </text:list-item>
            <text:list-item>
              <text:p text:style-name="P55"><text:span text:style-name="Strong_20_Emphasis"><text:span text:style-name="T2">Patrones Espacio-Temporales:</text:span></text:span><text:span text:style-name="T3"> La formación de estructuras ordenadas (anillos, espirales) en condiciones lejos del equilibrio.</text:span></text:p>
            </text:list-item>
          </text:list>
        </text:list-item>
      </text:list>
      <text:h text:style-name="P54" text:outline-level="4"><text:span text:style-name="Strong_20_Emphasis"><text:span text:style-name="T8">Las Fricciones y Problemas en la Frontera</text:span></text:span></text:h>
      <text:p text:style-name="P15">La línea entre una "sopa de químicos" y un "sistema químico reactivo" es difusa y llena de tensiones:</text:p>
      <text:list text:style-name="L16">
        <text:list-item>
          <text:p text:style-name="P57"><text:span text:style-name="Strong_20_Emphasis"><text:span text:style-name="T2">El Problema de la Definición de "Vida" Prebiótica:</text:span></text:span><text:span text:style-name="T3"> ¿A qué punto una red de reacciones se convierte en "viva"? ¿Es la autocatálisis del ARN suficiente? ¿Es necesario un metabolismo completo? ¿Un ciclo que se replica pero con alta tasa de error es vida? No hay un consenso claro. Esta es la frontera filosófica y científica por excelencia.</text:span></text:p>
        </text:list-item>
        <text:list-item>
          <text:p text:style-name="P57"><text:span text:style-name="Strong_20_Emphasis"><text:span text:style-name="T2">La Emergencia de la Información vs. la Sólo Complejidad:</text:span></text:span><text:span text:style-name="T3"> Una red compleja no es lo mismo que una red que procesa información. La transición crucial ocurre cuando la </text:span><text:span text:style-name="Strong_20_Emphasis"><text:span text:style-name="T2">secuencia o estructura de un polímero (como el ARN) comienza a actuar como un template para su propia replicación</text:span></text:span><text:span text:style-name="T3">. Aquí, la red no solo transforma materia y energía, sino que </text:span><text:span text:style-name="Strong_20_Emphasis"><text:span text:style-name="T2">transmite información</text:span></text:span><text:span text:style-name="T3">. Trazar el momento exacto en que surge la "información heredable" es enormemente difícil.</text:span></text:p>
        </text:list-item>
        <text:list-item>
          <text:p text:style-name="P57"><text:span text:style-name="Strong_20_Emphasis"><text:span text:style-name="T2">La Inestabilidad Inherente de las Redes Prebióticas:</text:span></text:span><text:span text:style-name="T3"> Las redes químicas complejas son frágiles. Pueden colapsar por dilución, por intoxicación con subproductos, o por parasitismo (moléculas que se benefician de la red sin contribuir a ella). La transición a la vida requiere el desarrollo de </text:span><text:span text:style-name="Strong_20_Emphasis"><text:span text:style-name="T2">compartimentalización (protocélulas)</text:span></text:span><text:span text:style-name="T3"> para aislar y estabilizar la red del ambiente exterior. ¿Dónde está la línea? ¿Es la red sin membrana ya un sistema "orgánico"?</text:span></text:p>
        </text:list-item>
        <text:list-item>
          <text:p text:style-name="P57"><text:span text:style-name="Strong_20_Emphasis"><text:span text:style-name="T2">El Problema de la Robustez y la Evolvabilidad:</text:span></text:span><text:span text:style-name="T3"> Una red química simple es rígida. Un sistema vivo es robusto y adaptable. La transición ocurre cuando la red adquiere la capacidad de </text:span><text:span text:style-name="Strong_20_Emphasis"><text:span text:style-name="T2">explorar variantes (mediante errores de replicación) y de seleccionar aquellas que mejor se adaptan al ambiente</text:span></text:span><text:span text:style-name="T3">. Esto marca el salto de la química a la selección natural darwiniana.</text:span></text:p>
        </text:list-item>
      </text:list>
      <text:h text:style-name="P54" text:outline-level="4"><text:span text:style-name="Strong_20_Emphasis"><text:span text:style-name="T8">Visión como Red de Redes de Información (Enlaces)</text:span></text:span></text:h>
      <text:p text:style-name="P6"><text:span text:style-name="T3">Desde esta perspectiva, una </text:span><text:span text:style-name="Strong_20_Emphasis"><text:span text:style-name="T2">red de reacción es un sistema de procesamiento de información donde los nodos son especies químicas y las conexiones son reacciones químicas.</text:span></text:span></text:p>
      <text:list text:style-name="L17">
        <text:list-item>
          <text:p text:style-name="P58"><text:span text:style-name="Strong_20_Emphasis"><text:span text:style-name="T2">Nodo:</text:span></text:span><text:span text:style-name="T3"> Una molécula específica (Ej.: Glucosa, ATP, ARN).</text:span></text:p>
        </text:list-item>
        <text:list-item>
          <text:p text:style-name="P58"><text:span text:style-name="Strong_20_Emphasis"><text:span text:style-name="T2">Conexión (Link):</text:span></text:span><text:span text:style-name="T3"> Una reacción química transforma un nodo (reactivo) en otro (producto).</text:span></text:p>
        </text:list-item>
        <text:list-item>
          <text:p text:style-name="P59"><text:span text:style-name="Strong_20_Emphasis"><text:span text:style-name="T2">Información Procesada:</text:span></text:span></text:p>
          <text:list>
            <text:list-item>
              <text:p text:style-name="P58"><text:span text:style-name="Strong_20_Emphasis"><text:span text:style-name="T2">Información Estructural:</text:span></text:span><text:span text:style-name="T3"> La secuencia de un polímero.</text:span></text:p>
            </text:list-item>
            <text:list-item>
              <text:p text:style-name="P58"><text:span text:style-name="Strong_20_Emphasis"><text:span text:style-name="T2">Información Energética:</text:span></text:span><text:span text:style-name="T3"> El potencial de un metabolito para realizar trabajo químico (ej: ATP).</text:span></text:p>
            </text:list-item>
            <text:list-item>
              <text:p text:style-name="P58"><text:span text:style-name="Strong_20_Emphasis"><text:span text:style-name="T2">Información de Flujo/Regulación:</text:span></text:span><text:span text:style-name="T3"> La concentración de una molécula que actúa como catalizador o inhibidor.</text:span></text:p>
            </text:list-item>
          </text:list>
        </text:list-item>
        <text:list-item>
          <text:p text:style-name="P58"><text:span text:style-name="Strong_20_Emphasis"><text:span text:style-name="T2">Protocolo:</text:span></text:span><text:span text:style-name="T3"> Las leyes de la Cinética y la Termodinámica.</text:span></text:p>
        </text:list-item>
      </text:list>
      <text:p text:style-name="P6"><text:soft-page-break/><text:span text:style-name="T3">La formación de una red de reacción autocatalítica es el equivalente a la aparición de un </text:span><text:span text:style-name="Strong_20_Emphasis"><text:span text:style-name="T2">software químico autosostenible</text:span></text:span><text:span text:style-name="T3">. La red "calcula" su propia persistencia. Utiliza la energía y la materia del ambiente como entrada (input) y genera más de sí misma y subproductos como salida (output).</text:span></text:p>
      <text:p text:style-name="P6"><text:span text:style-name="Strong_20_Emphasis"><text:span text:style-name="T2">La frontera entre Química y lo Orgánico/Prebiótico se cruza cuando surge una red de reacción que es:</text:span></text:span></text:p>
      <text:list text:style-name="L18">
        <text:list-item>
          <text:p text:style-name="P60"><text:span text:style-name="Strong_20_Emphasis"><text:span text:style-name="T2">Autocatalítica:</text:span></text:span><text:span text:style-name="T3"> Se sostiene a sí misma.</text:span></text:p>
        </text:list-item>
        <text:list-item>
          <text:p text:style-name="P60"><text:span text:style-name="Strong_20_Emphasis"><text:span text:style-name="T2">Abierta:</text:span></text:span><text:span text:style-name="T3"> Intercambia energía y materia con el entorno.</text:span></text:p>
        </text:list-item>
        <text:list-item>
          <text:p text:style-name="P60"><text:span text:style-name="Strong_20_Emphasis"><text:span text:style-name="T2">Capaz de procesar información heredable:</text:span></text:span><text:span text:style-name="T3"> Donde la estructura molecular se replica.</text:span></text:p>
        </text:list-item>
        <text:list-item>
          <text:p text:style-name="P60"><text:span text:style-name="Strong_20_Emphasis"><text:span text:style-name="T2">Evolutiva:</text:span></text:span><text:span text:style-name="T3"> Donde los errores de replicación introducen variación que puede ser seleccionada.</text:span></text:p>
        </text:list-item>
      </text:list>
      <text:p text:style-name="P6"><text:span text:style-name="T3">Esta no es una línea, sino una </text:span><text:span text:style-name="Strong_20_Emphasis"><text:span text:style-name="T2">cuenca de atracción en el paisaje de la complejidad</text:span></text:span><text:span text:style-name="T3">. Una vez que un sistema químico cae en esta cuenca, la emergencia de la vida se vuelve, si no inevitable, al menos altamente probable.</text:span></text:p>
      <text:p text:style-name="P9"/>
      <text:h text:style-name="P53" text:outline-level="3"><text:span text:style-name="Strong_20_Emphasis"><text:span text:style-name="T7">Conclusión de la Fase Particulas → Química</text:span></text:span></text:h>
      <text:p text:style-name="P15">Hemos trazado el mapa a través de tres fronteras fundamentales:</text:p>
      <text:list text:style-name="L19">
        <text:list-item>
          <text:p text:style-name="P61"><text:span text:style-name="Strong_20_Emphasis"><text:span text:style-name="T2">Estabilidad Nuclear:</text:span></text:span><text:span text:style-name="T3"> Donde la información puede persistir en nodos atómicos.</text:span></text:p>
        </text:list-item>
        <text:list-item>
          <text:p text:style-name="P61"><text:span text:style-name="Strong_20_Emphasis"><text:span text:style-name="T2">Enlace Químico:</text:span></text:span><text:span text:style-name="T3"> Donde los nodos se conectan para formar moléculas, creando nuevas estructuras de información.</text:span></text:p>
        </text:list-item>
        <text:list-item>
          <text:p text:style-name="P61"><text:span text:style-name="Strong_20_Emphasis"><text:span text:style-name="T2">Red de Reacción:</text:span></text:span><text:span text:style-name="T3"> Donde las moléculas interactúan dinámicamente, formando un sistema de procesamiento de información que sienta las bases para la vida.</text:span></text:p>
        </text:list-item>
      </text:list>
      <text:p text:style-name="P62"><text:span text:style-name="T9">Cada salto es un aumento de complejidad y una nueva capa de "interpretación" de la información subyacente, todo gobernado por las leyes inmutables de la física. La red de redes se teje a sí misma, desde el núcleo atómico hasta el umbral de la biologí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reddit" style:family="paragraph" style:parent-style-name="Text_20_body">
      <style:paragraph-properties fo:margin-left="1cm" fo:margin-top="0.199cm" fo:margin-bottom="0.199cm" style:contextual-spacing="false" fo:padding="0.101cm" fo:border-left="4.51pt solid #808080" fo:border-right="none" fo:border-top="none" fo:border-bottom="none"/>
      <style:text-properties style:font-name="Liberation Serif" fo:font-family="'Liberation Serif'" style:font-family-generic="roman" style:font-pitch="variable"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8T23:10:58.792766438</meta:creation-date>
    <dc:date>2025-11-23T11:13:40.823496704</dc:date>
    <meta:editing-duration>P3DT12H47M13S</meta:editing-duration>
    <meta:editing-cycles>12</meta:editing-cycles>
    <meta:generator>LibreOffice/25.2.6.2$Linux_X86_64 LibreOffice_project/520$Build-2</meta:generator>
    <meta:document-statistic meta:table-count="1" meta:image-count="0" meta:object-count="0" meta:page-count="13" meta:paragraph-count="186" meta:word-count="5074" meta:character-count="32650" meta:non-whitespace-character-count="27853"/>
  </office:meta>
</office:document-meta>
</file>